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2" svg:font-family="Arial" style:font-pitch="variable"/>
    <style:font-face style:name="MS PGothic1" svg:font-family="'MS PGothic'" style:font-pitch="variable"/>
    <style:font-face style:name="Segoe UI1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Footnote" svg:font-family="Footnot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2.212cm" fo:min-width="10.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35cm" fo:min-width="2.893cm" fo:padding-top="0.125cm" fo:padding-bottom="0.125cm" fo:padding-left="0.25cm" fo:padding-right="0.25cm" fo:wrap-option="no-wrap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1-Layout7-blank-Vide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5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6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Vide-title">
      <style:graphic-properties fo:min-height="3.505cm"/>
    </style:style>
    <style:style style:name="pr8" style:family="presentation" style:parent-style-name="Master1-Layout7-blank-Vide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33% 67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ootnot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Vide" presentation:presentation-page-layout-name="AL1T13">
        <draw:frame draw:name="Titr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rojet tutoré</text:span><text:span text:style-name="T1"><text:line-break/></text:span><text:span text:style-name="T1">Master Informatique Paris 8</text:span></text:p>
          </draw:text-box>
        </draw:frame>
        <draw:frame draw:name="Sous-titre 2" presentation:style-name="pr2" draw:text-style-name="P2" draw:layer="layout" svg:width="25.199cm" svg:height="12.18cm" svg:x="1.4cm" svg:y="4.914cm" presentation:class="subtitle">
          <draw:text-box>
            <text:p text:style-name="P3"><text:span text:style-name="T2">Oculus Rift</text:span></text:p>
            <text:p text:style-name="P3"><text:span text:style-name="T2"/></text:p>
            <text:p text:style-name="P3"><text:span text:style-name="T3">Jérémie Pagny</text:span></text:p>
            <text:p text:style-name="P3"><text:span text:style-name="T3">Kevin Havranek</text:span></text:p>
            <text:p text:style-name="P3"><text:span text:style-name="T3"/></text:p>
            <text:p text:style-name="P3"><text:span text:style-name="T3">Tuteur: Farès Belhadj</text:span></text:p>
          </draw:text-box>
        </draw:frame>
        <draw:frame draw:name="ZoneTexte 3" draw:style-name="gr1" draw:text-style-name="P5" draw:layer="layout" svg:width="11cm" svg:height="2.462cm" svg:x="1.5cm" svg:y="18.5cm">
          <draw:text-box>
            <text:p text:style-name="P4"><text:span text:style-name="T4"><text:a xlink:href="mailto:havranekkevin@gmail.com" xlink:type="simple">havranekkevin@gmail.com</text:a></text:span></text:p>
            <text:p text:style-name="P4"><text:span text:style-name="T4"><text:a xlink:href="mailto:jeremie.pagny@outlook.fr" xlink:type="simple">jeremie.pagny@outlook.fr</text:a></text:span></text:p>
            <text:p text:style-name="P4"><text:span text:style-name="T4"/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" presentation:class="page"/>
          <draw:frame draw:name="Espace réservé des commentaires 2"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7-blank-Vide" presentation:presentation-page-layout-name="AL1T13">
        <draw:frame draw:name="Titre 1" presentation:style-name="pr4" draw:text-style-name="P2" draw:layer="layout" svg:width="25.199cm" svg:height="3.506cm" svg:x="1.4cm" svg:y="0.837cm" presentation:class="title">
          <draw:text-box>
            <text:p text:style-name="P1"><text:span text:style-name="T5">Plan</text:span></text:p>
          </draw:text-box>
        </draw:frame>
        <draw:frame draw:name="Espace réservé du texte 2"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Présentation des Shaders</text:p>
              </text:list-item>
              <text:list-item>
                <text:p>Surface Shader</text:p>
              </text:list-item>
              <text:list-item>
                <text:p>Shader pour le terrain</text:p>
              </text:list-item>
              <text:list-item>
                <text:p>Shader Post-Effect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2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ide" presentation:presentation-page-layout-name="AL2T1">
        <draw:frame draw:name="ZoneTexte 4" draw:style-name="gr2" draw:text-style-name="P5" draw:layer="layout" svg:width="3.393cm" svg:height="1.185cm" svg:x="24.863cm" svg:y="19.315cm">
          <draw:text-box>
            <text:p text:style-name="P4"><text:span text:style-name="T6"><text:page-number>&lt;numéro&gt;</text:page-number></text:span></text:p>
          </draw:text-box>
        </draw:frame>
        <draw:frame presentation:style-name="pr7" draw:layer="layout" svg:width="25.2cm" svg:height="3.505cm" svg:x="1.4cm" svg:y="0.837cm" presentation:class="title" presentation:user-transformed="true">
          <draw:text-box>
            <text:p>Présentation des Shaders</text:p>
          </draw:text-box>
        </draw:frame>
        <draw:frame presentation:style-name="pr8" draw:layer="layout" svg:width="25.2cm" svg:height="12.178cm" svg:x="1.4cm" svg:y="4.913cm" presentation:class="outline" presentation:user-transformed="true">
          <draw:text-box>
            <text:list text:style-name="L4">
              <text:list-item>
                <text:p>Un langage propre à Unity ?</text:p>
              </text:list-item>
              <text:list-item>
                <text:p>Les différents types de Shaders</text:p>
              </text:list-item>
              <text:list-item>
                <text:p>GLSL, HLSL ou CG ?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3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ide" presentation:presentation-page-layout-name="AL2T1">
        <draw:frame draw:name="ZoneTexte 5" draw:style-name="gr2" draw:text-style-name="P5" draw:layer="layout" svg:width="3.393cm" svg:height="1.185cm" svg:x="25.145cm" svg:y="19.315cm">
          <draw:text-box>
            <text:p text:style-name="P4"><text:span text:style-name="T6"><text:page-number>&lt;numéro&gt;</text:page-number></text:span></text:p>
          </draw:text-box>
        </draw:frame>
        <draw:frame presentation:style-name="pr7" draw:layer="layout" svg:width="25.2cm" svg:height="3.505cm" svg:x="1.4cm" svg:y="0.837cm" presentation:class="title">
          <draw:text-box>
            <text:p>Surface Shader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4">
              <text:list-item>
                <text:p>Des Shaders plus simple</text:p>
              </text:list-item>
              <text:list-item>
                <text:p>Abstraction des Vertex et Fragment Shaders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ide" presentation:presentation-page-layout-name="AL2T1">
        <draw:frame draw:name="ZoneTexte 2" draw:style-name="gr2" draw:text-style-name="P5" draw:layer="layout" svg:width="3.393cm" svg:height="1.185cm" svg:x="24.712cm" svg:y="18.815cm">
          <draw:text-box>
            <text:p text:style-name="P4"><text:span text:style-name="T6"><text:page-number>&lt;numéro&gt;</text:page-number></text:span></text:p>
          </draw:text-box>
        </draw:frame>
        <draw:frame presentation:style-name="pr7" draw:layer="layout" svg:width="25.2cm" svg:height="3.505cm" svg:x="1.4cm" svg:y="0.837cm" presentation:class="title">
          <draw:text-box>
            <text:p>Shader pour le terrain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4">
              <text:list-item>
                <text:p>Pourquoi donc ?</text:p>
              </text:list-item>
              <text:list-item>
                <text:p>Côté C#</text:p>
              </text:list-item>
              <text:list-item>
                <text:p>Côté Shader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5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ide" presentation:presentation-page-layout-name="AL2T1">
        <draw:frame draw:name="ZoneTexte 2" draw:style-name="gr2" draw:text-style-name="P5" draw:layer="layout" svg:width="3.393cm" svg:height="1.185cm" svg:x="24.712cm" svg:y="18.815cm">
          <draw:text-box>
            <text:p text:style-name="P4"><text:span text:style-name="T6"><text:page-number>&lt;numéro&gt;</text:page-number></text:span></text:p>
          </draw:text-box>
        </draw:frame>
        <draw:frame presentation:style-name="pr7" draw:layer="layout" svg:width="25.2cm" svg:height="3.505cm" svg:x="1.4cm" svg:y="0.837cm" presentation:class="title">
          <draw:text-box>
            <text:p>Shader Post-Effect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4">
              <text:list-item>
                <text:p>A quoi ça sert ?</text:p>
              </text:list-item>
              <text:list-item>
                <text:p>Comment ça fonctionne ?</text:p>
              </text:list-item>
              <text:list-item>
                <text:p>En avoir besoin ?</text:p>
                <text:p/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6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ide" presentation:presentation-page-layout-name="AL2T1">
        <draw:frame draw:name="ZoneTexte 3" draw:style-name="gr2" draw:text-style-name="P5" draw:layer="layout" svg:width="3.393cm" svg:height="1.185cm" svg:x="24.712cm" svg:y="18.815cm">
          <draw:text-box>
            <text:p text:style-name="P4"><text:span text:style-name="T6"><text:page-number>&lt;numéro&gt;</text:page-number></text:span></text:p>
          </draw:text-box>
        </draw:frame>
        <draw:frame presentation:style-name="pr7" draw:layer="layout" svg:width="25.2cm" svg:height="3.505cm" svg:x="1.4cm" svg:y="0.837cm" presentation:class="title" presentation:user-transformed="true">
          <draw:text-box>
            <text:p>Conclusion</text:p>
          </draw:text-box>
        </draw:frame>
        <draw:frame presentation:style-name="pr8" draw:layer="layout" svg:width="25.2cm" svg:height="12.178cm" svg:x="1.4cm" svg:y="4.913cm" presentation:class="outline">
          <draw:text-box>
            <text:list text:style-name="L4">
              <text:list-item>
                <text:p>Les Shaders fonctionnent</text:p>
              </text:list-item>
              <text:list-item>
                <text:p>La génération de terrain non amélioré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2" svg:font-family="Arial" style:font-pitch="variable"/>
    <style:font-face style:name="MS PGothic1" svg:font-family="'MS PGothic'" style:font-pitch="variable"/>
    <style:font-face style:name="Segoe UI1" svg:font-family="'Segoe U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Footnote" svg:font-family="Footnot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Tahoma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name-complex="Tahoma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Andale Sans UI" style:font-size-asian="24pt" style:font-style-asian="normal" style:font-weight-asian="bold" style:font-name-complex="Tahoma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name-complex="Tahoma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frame draw:name="Espace réservé du titre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Default-title" draw:layer="backgroundobjects" svg:width="14.848cm" svg:height="11.136cm" svg:x="3.075cm" svg:y="2.257cm" presentation:class="page"/>
        <draw:frame draw:name="Espace réservé des commentair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3" draw:layer="backgroundobjects" svg:width="23.804cm" svg:height="4.502cm" svg:x="2.099cm" svg:y="6.522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Sous-titr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quez pour modifier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contenu 2" presentation:style-name="Mpr14" draw:text-style-name="MP3" draw:layer="backgroundobjects" svg:width="25.199cm" svg:height="12.18cm" svg:x="1.4cm" svg:y="4.914cm" presentation:class="title">
        <draw:text-box>
          <text:list text:style-name="ML6">
            <text:list-item>
    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3" draw:layer="backgroundobjects" svg:width="23.799cm" svg:height="4.172cm" svg:x="2.214cm" svg:y="13.494cm" presentation:class="title">
        <draw:text-box>
          <text:list text:style-name="ML4">
            <text:list-item>
              <text:p text:style-name="MP11"><text:span text:style-name="MT9">Cliquez pour modifier le style du titre</text:span></text:p>
            </text:list-item>
          </text:list>
        </draw:text-box>
      </draw:frame>
      <draw:frame draw:name="Espace réservé du texte 2" presentation:style-name="Mpr20" draw:text-style-name="MP3" draw:layer="backgroundobjects" svg:width="23.799cm" svg:height="4.595cm" svg:x="2.214cm" svg:y="8.899cm" presentation:class="outline">
        <draw:text-box>
          <text:list text:style-name="ML2">
            <text:list-item>
              <text:p text:style-name="MP12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contenu 2" presentation:style-name="Mpr26" draw:text-style-name="MP3" draw:layer="backgroundobjects" svg:width="12.387cm" svg:height="12.18cm" svg:x="1.398cm" svg:y="4.912cm" presentation:class="title">
        <draw:text-box>
          <text:list text:style-name="ML6">
            <text:list-item>
              <text:p text:style-name="MP4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12.18cm" svg:x="14.208cm" svg:y="4.912cm" presentation:class="title">
        <draw:text-box>
          <text:list text:style-name="ML6">
            <text:list-item>
              <text:p text:style-name="MP4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3" draw:layer="backgroundobjects" svg:width="25.202cm" svg:height="3.497cm" svg:x="1.402cm" svg:y="0.842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2" presentation:style-name="Mpr32" draw:text-style-name="MP3" draw:layer="backgroundobjects" svg:width="12.369cm" svg:height="1.958cm" svg:x="1.402cm" svg:y="4.701cm" presentation:class="outline">
        <draw:text-box>
          <text:list text:style-name="ML2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2.369cm" svg:height="12.1cm" svg:x="1.402cm" svg:y="6.659cm" presentation:class="title">
        <draw:text-box>
          <text:list text:style-name="ML6">
            <text:list-item>
              <text:p text:style-name="MP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3" draw:layer="backgroundobjects" svg:width="12.378cm" svg:height="1.958cm" svg:x="14.226cm" svg:y="4.701cm" presentation:class="outline">
        <draw:text-box>
          <text:list text:style-name="ML7">
            <text:list-item>
              <text:p text:style-name="MP12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2.378cm" svg:height="12.1cm" svg:x="14.226cm" svg:y="6.659cm" presentation:class="title">
        <draw:text-box>
          <text:list text:style-name="ML6">
            <text:list-item>
              <text:p text:style-name="MP4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e la date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3" draw:layer="backgroundobjects" svg:width="9.212cm" svg:height="3.554cm" svg:x="1.402cm" svg:y="0.838cm" presentation:class="title">
        <draw:text-box>
          <text:list text:style-name="ML4">
            <text:list-item>
              <text:p text:style-name="MP11"><text:span text:style-name="MT14">Cliquez pour modifier le style du titre</text:span></text:p>
            </text:list-item>
          </text:list>
        </draw:text-box>
      </draw:frame>
      <draw:frame draw:name="Espace réservé du contenu 2" presentation:style-name="Mpr48" draw:text-style-name="MP3" draw:layer="backgroundobjects" svg:width="15.655cm" svg:height="17.921cm" svg:x="10.949cm" svg:y="0.838cm" presentation:class="title">
        <draw:text-box>
          <text:list text:style-name="ML6">
            <text:list-item>
              <text:p text:style-name="MP4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49" draw:text-style-name="MP3" draw:layer="backgroundobjects" svg:width="9.212cm" svg:height="14.367cm" svg:x="1.402cm" svg:y="4.392cm" presentation:class="outline">
        <draw:text-box>
          <text:list text:style-name="ML2">
            <text:list-item>
              <text:p text:style-name="MP12"><text:span text:style-name="MT1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3" draw:layer="backgroundobjects" svg:width="16.801cm" svg:height="1.737cm" svg:x="5.49cm" svg:y="14.698cm" presentation:class="title">
        <draw:text-box>
          <text:list text:style-name="ML4">
            <text:list-item>
              <text:p text:style-name="MP11"><text:span text:style-name="MT14">Cliquez pour modifier le style du titre</text:span></text:p>
            </text:list-item>
          </text:list>
        </draw:text-box>
      </draw:frame>
      <draw:frame draw:name="Espace réservé pour une image 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16.801cm" svg:height="2.465cm" svg:x="5.49cm" svg:y="16.435cm" presentation:class="outline">
        <draw:text-box>
          <text:list text:style-name="ML2">
            <text:list-item>
              <text:p text:style-name="MP12"><text:span text:style-name="MT1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3" draw:layer="backgroundobjects" svg:width="25.199cm" svg:height="3.506cm" svg:x="1.4cm" svg:y="0.837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vertical 2" presentation:style-name="Mpr62" draw:text-style-name="MP13" draw:layer="backgroundobjects" svg:width="25.199cm" svg:height="12.18cm" svg:x="1.4cm" svg:y="4.914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3" draw:layer="backgroundobjects" svg:width="6.297cm" svg:height="16.254cm" svg:x="20.302cm" svg:y="0.838cm" presentation:class="title">
        <draw:text-box>
          <text:list text:style-name="ML4">
            <text:list-item>
              <text:p text:style-name="MP9"><text:span text:style-name="MT7">Cliquez pour modifier le style du titre</text:span></text:p>
            </text:list-item>
          </text:list>
        </draw:text-box>
      </draw:frame>
      <draw:frame draw:name="Espace réservé du texte vertical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6.3$Windows_x86 LibreOffice_project/490fc03b25318460cfc54456516ea2519c11d1aa</meta:generator>
    <dc:title>Projet tutoré Master Informatique Paris 8</dc:title>
    <meta:initial-creator>Jeremie</meta:initial-creator>
    <meta:creation-date>2009-04-16T11:32:32Z</meta:creation-date>
    <dc:date>2016-06-07T21:44:38.898000000</dc:date>
    <meta:editing-cycles>35</meta:editing-cycles>
    <meta:editing-duration>PT1H34M27S</meta:editing-duration>
    <meta:document-statistic meta:object-count="181"/>
  </office:meta>
</office:document-meta>
</file>